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" svg:font-family="'Noto Sans Mono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2b93d" officeooo:paragraph-rsid="0012b93d"/>
    </style:style>
    <style:style style:name="P2" style:family="paragraph" style:parent-style-name="Standard">
      <style:text-properties style:font-name="Noto Sans Mono" officeooo:rsid="0012b93d" officeooo:paragraph-rsid="0012b93d"/>
    </style:style>
    <style:style style:name="P3" style:family="paragraph" style:parent-style-name="Standard">
      <style:text-properties style:font-name="Noto Sans Mono" officeooo:rsid="0012b93d" officeooo:paragraph-rsid="00132ff0"/>
    </style:style>
    <style:style style:name="P4" style:family="paragraph" style:parent-style-name="Standard">
      <style:text-properties style:font-name="Noto Sans Mono" officeooo:rsid="00132ff0" officeooo:paragraph-rsid="00132ff0"/>
    </style:style>
    <style:style style:name="P5" style:family="paragraph" style:parent-style-name="Standard">
      <style:text-properties style:font-name="Noto Sans Mono" officeooo:rsid="00132ff0" officeooo:paragraph-rsid="00143198"/>
    </style:style>
    <style:style style:name="P6" style:family="paragraph" style:parent-style-name="Standard">
      <style:text-properties style:font-name="Noto Sans Mono" officeooo:rsid="00132ff0" officeooo:paragraph-rsid="00132ff0"/>
    </style:style>
    <style:style style:name="P7" style:family="paragraph" style:parent-style-name="Standard">
      <style:text-properties style:font-name="Noto Sans Mono" officeooo:rsid="00143198" officeooo:paragraph-rsid="00143198"/>
    </style:style>
    <style:style style:name="P8" style:family="paragraph" style:parent-style-name="Text_20_body">
      <style:text-properties style:font-name="Noto Sans Mono" officeooo:rsid="00132ff0"/>
    </style:style>
    <style:style style:name="P9" style:family="paragraph" style:parent-style-name="Text_20_body">
      <style:text-properties officeooo:rsid="0016d983" officeooo:paragraph-rsid="0016d983"/>
    </style:style>
    <style:style style:name="P10" style:family="paragraph" style:parent-style-name="Heading_20_1">
      <style:text-properties style:font-name="Noto Sans Mono"/>
    </style:style>
    <style:style style:name="P11" style:family="paragraph" style:parent-style-name="Heading_20_1">
      <style:text-properties style:font-name="Noto Sans Mono" officeooo:rsid="00132ff0"/>
    </style:style>
    <style:style style:name="T1" style:family="text">
      <style:text-properties officeooo:rsid="00132ff0"/>
    </style:style>
    <style:style style:name="T2" style:family="text">
      <style:text-properties officeooo:rsid="00162315"/>
    </style:style>
    <style:style style:name="T3" style:family="text">
      <style:text-properties officeooo:rsid="00174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Koncepció</text:h>
      <text:p text:style-name="P2"><text:tab/>Kód generátorok léteznek, és használjuk is őket, hogy gyorsabban elkészüljünk az alkalmazással. A Legtöbb kód generátornak nem lehet sok paramétert átadni, és nem is csinálnak sokat. Legtöbbször egy osztály vagy modul generálására használatosak. </text:p>
      <text:p text:style-name="P3"><text:tab/>Relációs adatbázison alapuló weboldalak elkészítését fel lehet gyorsítani egy olyan kód generátorral ami bizonyos kapcsolatok<text:span text:style-name="T1">nak a megszokott Model, Controller, View -t és egyben adatbázis sémát is generál. Például a “Bejegyzéseknek van sok kommentjeik” alapján létre tudunk hozni egy bekonfigurált kész oldalt ahol a következő nézetek vannak:</text:span></text:p>
      <text:p text:style-name="P3"/>
      <text:p text:style-name="P4"><text:tab/>1. Bejegyzések és a hozzá tartozó kommentek<text:line-break/><text:tab/>2. Csak bejegyzések</text:p>
      <text:p text:style-name="P4"><text:tab/>3. Csak kommentek</text:p>
      <text:p text:style-name="P4"><text:tab/>4. Comment hozzáadása</text:p>
      <text:p text:style-name="P4"><text:tab/>5. Bejegyzés hozzáadása</text:p>
      <text:p text:style-name="P4"><text:tab/>6. Bejegyzés és comment párosítása</text:p>
      <text:p text:style-name="P4"/>
      <text:p text:style-name="P7">Olyan kód generátor ami ennyi mindent legenerálna, nem létezik jelenleg. </text:p>
      <text:p text:style-name="P5"><text:tab/>Az ilyen állításokat nagyon egyszerű megfogalmazni az Entity Relationship model segítségével. </text:p>
      <text:p text:style-name="P5"/>
      <text:h text:style-name="P11" text:outline-level="1">Technológia</text:h>
      <text:p text:style-name="P8"><text:tab/>A multiplatform érdekében webes felületen készül, <text:span text:style-name="T2">az új javascript verzió régebbi böngészőkhöz a kompatibilitás megörzést a Babel.js könyvtáral érem el. A Babel egy javascript precompiler, ami lehetővé teszi, hogy EcmaScript7 ben legyen a kód, amíg a kimeneten EcmaScript5 lesz. A designer canvas -el készül, egy saját framework -el, ami használja a Konva.js könyvtárat. A Konva nem nyújt elég funkcionalitást ahhoz, hogy egy nagy project elkészülhessen benne, viszont jelenelg ez a legjobb könyvtár a canvas kezeléséhez. A saját keretrendszerrel elérem azt, hogy a kód átlátható, és később is módosítható maradjon. </text:span></text:p>
      <text:h text:style-name="Heading_20_2" text:outline-level="2">Saját keretrendszer</text:h>
      <text:p text:style-name="P9">A keretrendszer a VMMV (View Model ModelView) tervezési mintán alapul, hasonlóan mint az Angular.js. Egy VMMV <text:span text:style-name="T3">hármasnak lehetnek gyerekei, a leveleken lévő elemek már csak a Konva.js beépített formái, így a többi elem ezekből épül f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" svg:font-family="'Noto Sans Mono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b93d" officeooo:paragraph-rsid="0012b93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zakdolgoz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0:54:52.713331404</meta:creation-date>
    <dc:date>2018-11-06T11:31:38.011676815</dc:date>
    <meta:editing-duration>PT30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54" meta:character-count="1826" meta:non-whitespace-character-count="1573"/>
  </office:meta>
</office:document-meta>
</file>